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3701" officeooo:paragraph-rsid="001e3701"/>
    </style:style>
    <style:style style:name="P2" style:family="paragraph" style:parent-style-name="Standard">
      <style:text-properties officeooo:rsid="001fb96c" officeooo:paragraph-rsid="001fb96c"/>
    </style:style>
    <style:style style:name="P3" style:family="paragraph" style:parent-style-name="Standard">
      <style:text-properties fo:font-weight="bold" officeooo:rsid="001fb96c" officeooo:paragraph-rsid="001fb96c" style:font-weight-asian="bold" style:font-weight-complex="bold"/>
    </style:style>
    <style:style style:name="P4" style:family="paragraph" style:parent-style-name="Standard">
      <style:text-properties fo:font-weight="bold" officeooo:rsid="00207b27" officeooo:paragraph-rsid="00207b27" style:font-weight-asian="bold" style:font-weight-complex="bold"/>
    </style:style>
    <style:style style:name="T1" style:family="text">
      <style:text-properties officeooo:rsid="001e37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em rem in pt px and %</text:p>
      <text:p text:style-name="Standard">% <text:span text:style-name="T1">= scaling compared to parent element</text:span></text:p>
      <text:p text:style-name="P1">px = exact pixel size</text:p>
      <text:p text:style-name="P1">pt = </text:p>
      <text:p text:style-name="P1">in = inches, never used</text:p>
      <text:p text:style-name="P1">em = sizing based on parent 14 px parent, a .5 em = 7px</text:p>
      <text:p text:style-name="P1">rem = sizing based on document <text:span text:style-name="T2">Reader</text:span></text:p>
      <text:p text:style-name="P1"><text:span text:style-name="T2"/></text:p>
      <text:p text:style-name="P2"><text:span text:style-name="T2">What are CSS Vendor Prefixes Used For?</text:span></text:p>
      <text:p text:style-name="P2"><text:span text:style-name="T3"/></text:p>
      <text:p text:style-name="P3">* KNOW SVG</text:p>
      <text:p text:style-name="P3"/>
      <text:p text:style-name="P4">What’s Semantic HTML and why use?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8:51:16.505000000</meta:creation-date>
    <dc:date>2018-07-20T20:30:44.509000000</dc:date>
    <meta:editing-duration>PT1H29M19S</meta:editing-duration>
    <meta:editing-cycles>3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0" meta:word-count="64" meta:character-count="283" meta:non-whitespace-character-count="228"/>
  </office:meta>
</office:document-meta>
</file>